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xfBcConfiguration.getAuthentication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figuration.setAuthenticationService( Object authenticat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figuration.getAuthenticat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figuration.setAuthenticationServiceName( String authentication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